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Wurzel aus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X0</text:p>
          </table:table-cell>
          <table:table-cell table:number-columns-repeated="2" office:value-type="float" office:value="1000">
            <text:p>1000</text:p>
          </table:table-cell>
          <table:table-cell table:formula="of:=SQRT([.B1])" office:value-type="float" office:value="1.4142135623731">
            <text:p>1,4142135624</text:p>
          </table:table-cell>
          <table:table-cell table:number-columns-repeated="12"/>
        </table:table-row>
        <table:table-row table:style-name="ro1">
          <table:table-cell office:value-type="string">
            <text:p>X1</text:p>
          </table:table-cell>
          <table:table-cell table:formula="of:=([.B4]+[.$B$1]/[.B4])/2" office:value-type="float" office:value="500.001">
            <text:p>500,001</text:p>
          </table:table-cell>
          <table:table-cell table:formula="of:=([.C4]+[.$B$1]*1000000/[.C4])/2" office:value-type="float" office:value="1500">
            <text:p>1500</text:p>
          </table:table-cell>
          <table:table-cell table:number-columns-repeated="13"/>
        </table:table-row>
        <table:table-row table:style-name="ro1">
          <table:table-cell office:value-type="string">
            <text:p>X2</text:p>
          </table:table-cell>
          <table:table-cell table:formula="of:=([.B5]+[.$B$1]/[.B5])/2" office:value-type="float" office:value="250.002499996">
            <text:p>250,002499996</text:p>
          </table:table-cell>
          <table:table-cell table:formula="of:=([.C5]+[.$B$1]*10000/[.C5])/2" office:value-type="float" office:value="756.666666666667">
            <text:p>756,6666666667</text:p>
          </table:table-cell>
          <table:table-cell table:number-columns-repeated="13"/>
        </table:table-row>
        <table:table-row table:style-name="ro1">
          <table:table-cell office:value-type="string">
            <text:p>X3</text:p>
          </table:table-cell>
          <table:table-cell table:formula="of:=([.B6]+[.$B$1]/[.B6])/2" office:value-type="float" office:value="125.005249958">
            <text:p>125,005249958</text:p>
          </table:table-cell>
          <table:table-cell table:formula="of:=([.C6]+[.$B$1]*10000/[.C6])/2" office:value-type="float" office:value="391.54919236417">
            <text:p>391,5491923642</text:p>
          </table:table-cell>
          <table:table-cell table:number-columns-repeated="13"/>
        </table:table-row>
        <table:table-row table:style-name="ro1">
          <table:table-cell office:value-type="string">
            <text:p>X4</text:p>
          </table:table-cell>
          <table:table-cell table:formula="of:=([.B7]+[.$B$1]/[.B7])/2" office:value-type="float" office:value="62.510624643017">
            <text:p>62,510624643</text:p>
          </table:table-cell>
          <table:table-cell table:formula="of:=([.C7]+[.$B$1]*10000/[.C7])/2" office:value-type="float" office:value="221.314171272561">
            <text:p>221,3141712726</text:p>
          </table:table-cell>
          <table:table-cell table:number-columns-repeated="13"/>
        </table:table-row>
        <table:table-row table:style-name="ro1">
          <table:table-cell office:value-type="string">
            <text:p>X5</text:p>
          </table:table-cell>
          <table:table-cell table:formula="of:=([.B8]+[.$B$1]/[.B8])/2" office:value-type="float" office:value="31.2713096020622">
            <text:p>31,2713096021</text:p>
          </table:table-cell>
          <table:table-cell table:formula="of:=([.C8]+[.$B$1]*10000/[.C8])/2" office:value-type="float" office:value="155.841720413619">
            <text:p>155,8417204136</text:p>
          </table:table-cell>
          <table:table-cell table:number-columns-repeated="13"/>
        </table:table-row>
        <table:table-row table:style-name="ro1">
          <table:table-cell office:value-type="string">
            <text:p>X6</text:p>
          </table:table-cell>
          <table:table-cell table:formula="of:=([.B9]+[.$B$1]/[.B9])/2" office:value-type="float" office:value="15.6676329948684">
            <text:p>15,6676329949</text:p>
          </table:table-cell>
          <table:table-cell table:formula="of:=([.C9]+[.$B$1]*10000/[.C9])/2" office:value-type="float" office:value="142.088529643845">
            <text:p>142,0885296438</text:p>
          </table:table-cell>
          <table:table-cell table:number-columns-repeated="13"/>
        </table:table-row>
        <table:table-row table:style-name="ro1">
          <table:table-cell office:value-type="string">
            <text:p>X7</text:p>
          </table:table-cell>
          <table:table-cell table:formula="of:=([.B10]+[.$B$1]/[.B10])/2" office:value-type="float" office:value="7.89764234785636">
            <text:p>7,8976423479</text:p>
          </table:table-cell>
          <table:table-cell table:formula="of:=([.C10]+[.$B$1]*10000/[.C10])/2" office:value-type="float" office:value="141.422922585964">
            <text:p>141,422922586</text:p>
          </table:table-cell>
          <table:table-cell table:number-columns-repeated="13"/>
        </table:table-row>
        <table:table-row table:style-name="ro1">
          <table:table-cell/>
          <table:table-cell table:formula="of:=([.B11]+[.$B$1]/[.B11])/2" office:value-type="float" office:value="4.0754412405195">
            <text:p>4,0754412405</text:p>
          </table:table-cell>
          <table:table-cell table:formula="of:=([.C11]+[.$B$1]*10000/[.C11])/2" office:value-type="float" office:value="141.421356245984">
            <text:p>141,421356246</text:p>
          </table:table-cell>
          <table:table-cell table:number-columns-repeated="13"/>
        </table:table-row>
        <table:table-row table:style-name="ro1">
          <table:table-cell/>
          <table:table-cell table:formula="of:=([.B12]+[.$B$1]/[.B12])/2" office:value-type="float" office:value="2.28309282439255">
            <text:p>2,2830928244</text:p>
          </table:table-cell>
          <table:table-cell table:formula="of:=([.C12]+[.$B$1]*10000/[.C12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3]+[.$B$1]/[.B13])/2" office:value-type="float" office:value="1.57954875240602">
            <text:p>1,5795487524</text:p>
          </table:table-cell>
          <table:table-cell table:formula="of:=([.C13]+[.$B$1]*10000/[.C13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4]+[.$B$1]/[.B14])/2" office:value-type="float" office:value="1.42286657957867">
            <text:p>1,4228665796</text:p>
          </table:table-cell>
          <table:table-cell table:formula="of:=([.C14]+[.$B$1]*10000/[.C14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5]+[.$B$1]/[.B15])/2" office:value-type="float" office:value="1.41423987359153">
            <text:p>1,4142398736</text:p>
          </table:table-cell>
          <table:table-cell table:formula="of:=([.C15]+[.$B$1]*10000/[.C15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6]+[.$B$1]/[.B16])/2" office:value-type="float" office:value="1.41421356261785">
            <text:p>1,4142135626</text:p>
          </table:table-cell>
          <table:table-cell table:formula="of:=([.C16]+[.$B$1]*10000/[.C16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7]+[.$B$1]/[.B17])/2" office:value-type="float" office:value="1.4142135623731">
            <text:p>1,4142135624</text:p>
          </table:table-cell>
          <table:table-cell table:formula="of:=([.C17]+[.$B$1]*10000/[.C17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8]+[.$B$1]/[.B18])/2" office:value-type="float" office:value="1.4142135623731">
            <text:p>1,4142135624</text:p>
          </table:table-cell>
          <table:table-cell table:formula="of:=([.C18]+[.$B$1]*10000/[.C18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19]+[.$B$1]/[.B19])/2" office:value-type="float" office:value="1.4142135623731">
            <text:p>1,4142135624</text:p>
          </table:table-cell>
          <table:table-cell table:formula="of:=([.C19]+[.$B$1]*10000/[.C19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/>
          <table:table-cell table:formula="of:=([.B20]+[.$B$1]/[.B20])/2" office:value-type="float" office:value="1.4142135623731">
            <text:p>1,4142135624</text:p>
          </table:table-cell>
          <table:table-cell table:formula="of:=([.C20]+[.$B$1]*10000/[.C20])/2" office:value-type="float" office:value="141.42135623731">
            <text:p>141,421356237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Wurzel aus</text:p>
          </table:table-cell>
          <table:table-cell table:number-columns-repeated="2"/>
          <table:table-cell office:value-type="string">
            <text:p>X0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table:style-name="Default" office:value-type="string">
            <text:p>X9</text:p>
          </table:table-cell>
          <table:table-cell office:value-type="string">
            <text:p>X10</text:p>
          </table:table-cell>
          <table:table-cell table:style-name="ce1" office:value-type="string">
            <text:p>SQRT</text:p>
          </table:table-cell>
          <table:table-cell/>
        </table:table-row>
        <table:table-row table:style-name="ro1">
          <table:table-cell/>
          <table:table-cell table:number-columns-repeated="11"/>
          <table:table-cell table:style-name="Default"/>
          <table:table-cell/>
          <table:table-cell table:style-name="ce1" table:formula="of:=ROUND(SQRT([.A24])*100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office:value-type="float" office:value="1">
            <text:p>1</text:p>
          </table:table-cell>
          <table:table-cell table:formula="of:=ROUND(ROUND([.D25]+([.$A25]*10000)/[.D25])/2)" office:value-type="float" office:value="1">
            <text:p>1</text:p>
          </table:table-cell>
          <table:table-cell table:formula="of:=ROUND(ROUND([.E25]+([.$A25]*10000)/[.E25])/2)" office:value-type="float" office:value="1">
            <text:p>1</text:p>
          </table:table-cell>
          <table:table-cell table:formula="of:=ROUND(ROUND([.F25]+([.$A25]*10000)/[.F25])/2)" office:value-type="float" office:value="1">
            <text:p>1</text:p>
          </table:table-cell>
          <table:table-cell table:formula="of:=ROUND(ROUND([.G25]+([.$A25]*10000)/[.G25])/2)" office:value-type="float" office:value="1">
            <text:p>1</text:p>
          </table:table-cell>
          <table:table-cell table:formula="of:=ROUND(ROUND([.H25]+([.$A25]*10000)/[.H25])/2)" office:value-type="float" office:value="1">
            <text:p>1</text:p>
          </table:table-cell>
          <table:table-cell table:formula="of:=ROUND(ROUND([.I25]+([.$A25]*10000)/[.I25])/2)" office:value-type="float" office:value="1">
            <text:p>1</text:p>
          </table:table-cell>
          <table:table-cell table:formula="of:=ROUND(ROUND([.J25]+([.$A25]*10000)/[.J25])/2)" office:value-type="float" office:value="1">
            <text:p>1</text:p>
          </table:table-cell>
          <table:table-cell table:formula="of:=ROUND(ROUND([.K25]+([.$A25]*10000)/[.K25])/2)" office:value-type="float" office:value="1">
            <text:p>1</text:p>
          </table:table-cell>
          <table:table-cell table:style-name="Default" table:formula="of:=ROUND(ROUND([.L25]+([.$A25]*10000)/[.L25])/2)" office:value-type="float" office:value="1">
            <text:p>1</text:p>
          </table:table-cell>
          <table:table-cell table:formula="of:=ROUND(ROUND([.M25]+([.$A25]*10000)/[.M25])/2)" office:value-type="float" office:value="1">
            <text:p>1</text:p>
          </table:table-cell>
          <table:table-cell table:style-name="ce1" table:formula="of:=ROUND(SQRT([.A25])*100)" office:value-type="float" office:value="0">
            <text:p>0</text:p>
          </table:table-cell>
          <table:table-cell table:formula="of:=[.O25]-[.J25]"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IF(MOD([.A26];2);[.A26]-1;[.A26])" office:value-type="float" office:value="4">
            <text:p>4</text:p>
          </table:table-cell>
          <table:table-cell table:formula="of:=[.A26]*10000/[.B26]" office:value-type="float" office:value="12500">
            <text:p>12500</text:p>
          </table:table-cell>
          <table:table-cell office:value-type="float" office:value="100">
            <text:p>100</text:p>
          </table:table-cell>
          <table:table-cell table:formula="of:=ROUND(ROUND([.D26]+([.$C26])/[.D26])/2)" office:value-type="float" office:value="113">
            <text:p>113</text:p>
          </table:table-cell>
          <table:table-cell table:formula="of:=ROUND(ROUND([.E26]+([.$A26]*10000)/[.E26])/2)" office:value-type="float" office:value="278">
            <text:p>278</text:p>
          </table:table-cell>
          <table:table-cell table:formula="of:=ROUND(ROUND([.F26]+([.$A26]*10000)/[.F26])/2)" office:value-type="float" office:value="229">
            <text:p>229</text:p>
          </table:table-cell>
          <table:table-cell table:formula="of:=ROUND(ROUND([.G26]+([.$A26]*10000)/[.G26])/2)" office:value-type="float" office:value="224">
            <text:p>224</text:p>
          </table:table-cell>
          <table:table-cell table:formula="of:=ROUND(ROUND([.H26]+([.$A26]*10000)/[.H26])/2)" office:value-type="float" office:value="224">
            <text:p>224</text:p>
          </table:table-cell>
          <table:table-cell table:formula="of:=ROUND(ROUND([.I26]+([.$A26]*10000)/[.I26])/2)" office:value-type="float" office:value="224">
            <text:p>224</text:p>
          </table:table-cell>
          <table:table-cell table:formula="of:=ROUND(ROUND([.J26]+([.$A26]*10000)/[.J26])/2)" office:value-type="float" office:value="224">
            <text:p>224</text:p>
          </table:table-cell>
          <table:table-cell table:formula="of:=ROUND(ROUND([.K26]+([.$A26]*10000)/[.K26])/2)" office:value-type="float" office:value="224">
            <text:p>224</text:p>
          </table:table-cell>
          <table:table-cell table:style-name="Default" table:formula="of:=ROUND(ROUND([.L26]+([.$A26]*10000)/[.L26])/2)" office:value-type="float" office:value="224">
            <text:p>224</text:p>
          </table:table-cell>
          <table:table-cell table:formula="of:=ROUND(ROUND([.M26]+([.$A26]*10000)/[.M26])/2)" office:value-type="float" office:value="224">
            <text:p>224</text:p>
          </table:table-cell>
          <table:table-cell table:style-name="ce1" table:formula="of:=ROUND(SQRT([.A26])*100)" office:value-type="float" office:value="224">
            <text:p>224</text:p>
          </table:table-cell>
          <table:table-cell table:formula="of:=[.O26]-[.J26]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IF(MOD([.A27];2);[.A27]-1;[.A27])" office:value-type="float" office:value="8">
            <text:p>8</text:p>
          </table:table-cell>
          <table:table-cell table:formula="of:=[.A27]*10000/[.B27]" office:value-type="float" office:value="11250">
            <text:p>11250</text:p>
          </table:table-cell>
          <table:table-cell office:value-type="float" office:value="101">
            <text:p>101</text:p>
          </table:table-cell>
          <table:table-cell table:formula="of:=ROUND(ROUND([.D27]+([.$A27]*10000)/[.D27])/2)" office:value-type="float" office:value="496">
            <text:p>496</text:p>
          </table:table-cell>
          <table:table-cell table:formula="of:=ROUND(ROUND([.E27]+([.$A27]*10000)/[.E27])/2)" office:value-type="float" office:value="339">
            <text:p>339</text:p>
          </table:table-cell>
          <table:table-cell table:formula="of:=ROUND(ROUND([.F27]+([.$A27]*10000)/[.F27])/2)" office:value-type="float" office:value="302">
            <text:p>302</text:p>
          </table:table-cell>
          <table:table-cell table:formula="of:=ROUND(ROUND([.G27]+([.$A27]*10000)/[.G27])/2)" office:value-type="float" office:value="300">
            <text:p>300</text:p>
          </table:table-cell>
          <table:table-cell table:formula="of:=ROUND(ROUND([.H27]+([.$A27]*10000)/[.H27])/2)" office:value-type="float" office:value="300">
            <text:p>300</text:p>
          </table:table-cell>
          <table:table-cell table:formula="of:=ROUND(ROUND([.I27]+([.$A27]*10000)/[.I27])/2)" office:value-type="float" office:value="300">
            <text:p>300</text:p>
          </table:table-cell>
          <table:table-cell table:formula="of:=ROUND(ROUND([.J27]+([.$A27]*10000)/[.J27])/2)" office:value-type="float" office:value="300">
            <text:p>300</text:p>
          </table:table-cell>
          <table:table-cell table:formula="of:=ROUND(ROUND([.K27]+([.$A27]*10000)/[.K27])/2)" office:value-type="float" office:value="300">
            <text:p>300</text:p>
          </table:table-cell>
          <table:table-cell table:style-name="Default" table:formula="of:=ROUND(ROUND([.L27]+([.$A27]*10000)/[.L27])/2)" office:value-type="float" office:value="300">
            <text:p>300</text:p>
          </table:table-cell>
          <table:table-cell table:formula="of:=ROUND(ROUND([.M27]+([.$A27]*10000)/[.M27])/2)" office:value-type="float" office:value="300">
            <text:p>300</text:p>
          </table:table-cell>
          <table:table-cell table:style-name="ce1" table:formula="of:=ROUND(SQRT([.A27])*100)" office:value-type="float" office:value="300">
            <text:p>300</text:p>
          </table:table-cell>
          <table:table-cell table:formula="of:=[.O27]-[.J27]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IF(MOD([.A28];2);[.A28]-1;[.A28])" office:value-type="float" office:value="30">
            <text:p>30</text:p>
          </table:table-cell>
          <table:table-cell table:formula="of:=[.A28]*10000/[.B28]" office:value-type="float" office:value="10000">
            <text:p>10000</text:p>
          </table:table-cell>
          <table:table-cell office:value-type="float" office:value="102">
            <text:p>102</text:p>
          </table:table-cell>
          <table:table-cell table:formula="of:=ROUND(ROUND([.D28]+([.$A28]*10000)/[.D28])/2)" office:value-type="float" office:value="1522">
            <text:p>1522</text:p>
          </table:table-cell>
          <table:table-cell table:formula="of:=ROUND(ROUND([.E28]+([.$A28]*10000)/[.E28])/2)" office:value-type="float" office:value="860">
            <text:p>860</text:p>
          </table:table-cell>
          <table:table-cell table:formula="of:=ROUND(ROUND([.F28]+([.$A28]*10000)/[.F28])/2)" office:value-type="float" office:value="605">
            <text:p>605</text:p>
          </table:table-cell>
          <table:table-cell table:formula="of:=ROUND(ROUND([.G28]+([.$A28]*10000)/[.G28])/2)" office:value-type="float" office:value="551">
            <text:p>551</text:p>
          </table:table-cell>
          <table:table-cell table:formula="of:=ROUND(ROUND([.H28]+([.$A28]*10000)/[.H28])/2)" office:value-type="float" office:value="548">
            <text:p>548</text:p>
          </table:table-cell>
          <table:table-cell table:formula="of:=ROUND(ROUND([.I28]+([.$A28]*10000)/[.I28])/2)" office:value-type="float" office:value="548">
            <text:p>548</text:p>
          </table:table-cell>
          <table:table-cell table:formula="of:=ROUND(ROUND([.J28]+([.$A28]*10000)/[.J28])/2)" office:value-type="float" office:value="548">
            <text:p>548</text:p>
          </table:table-cell>
          <table:table-cell table:formula="of:=ROUND(ROUND([.K28]+([.$A28]*10000)/[.K28])/2)" office:value-type="float" office:value="548">
            <text:p>548</text:p>
          </table:table-cell>
          <table:table-cell table:style-name="Default" table:formula="of:=ROUND(ROUND([.L28]+([.$A28]*10000)/[.L28])/2)" office:value-type="float" office:value="548">
            <text:p>548</text:p>
          </table:table-cell>
          <table:table-cell table:formula="of:=ROUND(ROUND([.M28]+([.$A28]*10000)/[.M28])/2)" office:value-type="float" office:value="548">
            <text:p>548</text:p>
          </table:table-cell>
          <table:table-cell table:style-name="ce1" table:formula="of:=ROUND(SQRT([.A28])*100)" office:value-type="float" office:value="548">
            <text:p>548</text:p>
          </table:table-cell>
          <table:table-cell table:formula="of:=[.O28]-[.J28]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IF(MOD([.A29];2);[.A29]-1;[.A29])" office:value-type="float" office:value="54">
            <text:p>54</text:p>
          </table:table-cell>
          <table:table-cell table:formula="of:=[.A29]*10000/[.B29]" office:value-type="float" office:value="10185.1851851852">
            <text:p>10185,1851851852</text:p>
          </table:table-cell>
          <table:table-cell office:value-type="float" office:value="103">
            <text:p>103</text:p>
          </table:table-cell>
          <table:table-cell table:formula="of:=ROUND(ROUND([.D29]+([.$A29]*10000)/[.D29])/2)" office:value-type="float" office:value="2722">
            <text:p>2722</text:p>
          </table:table-cell>
          <table:table-cell table:formula="of:=ROUND(ROUND([.E29]+([.$A29]*10000)/[.E29])/2)" office:value-type="float" office:value="1462">
            <text:p>1462</text:p>
          </table:table-cell>
          <table:table-cell table:formula="of:=ROUND(ROUND([.F29]+([.$A29]*10000)/[.F29])/2)" office:value-type="float" office:value="919">
            <text:p>919</text:p>
          </table:table-cell>
          <table:table-cell table:formula="of:=ROUND(ROUND([.G29]+([.$A29]*10000)/[.G29])/2)" office:value-type="float" office:value="759">
            <text:p>759</text:p>
          </table:table-cell>
          <table:table-cell table:formula="of:=ROUND(ROUND([.H29]+([.$A29]*10000)/[.H29])/2)" office:value-type="float" office:value="742">
            <text:p>742</text:p>
          </table:table-cell>
          <table:table-cell table:formula="of:=ROUND(ROUND([.I29]+([.$A29]*10000)/[.I29])/2)" office:value-type="float" office:value="742">
            <text:p>742</text:p>
          </table:table-cell>
          <table:table-cell table:formula="of:=ROUND(ROUND([.J29]+([.$A29]*10000)/[.J29])/2)" office:value-type="float" office:value="742">
            <text:p>742</text:p>
          </table:table-cell>
          <table:table-cell table:formula="of:=ROUND(ROUND([.K29]+([.$A29]*10000)/[.K29])/2)" office:value-type="float" office:value="742">
            <text:p>742</text:p>
          </table:table-cell>
          <table:table-cell table:style-name="Default" table:formula="of:=ROUND(ROUND([.L29]+([.$A29]*10000)/[.L29])/2)" office:value-type="float" office:value="742">
            <text:p>742</text:p>
          </table:table-cell>
          <table:table-cell table:formula="of:=ROUND(ROUND([.M29]+([.$A29]*10000)/[.M29])/2)" office:value-type="float" office:value="742">
            <text:p>742</text:p>
          </table:table-cell>
          <table:table-cell table:style-name="ce1" table:formula="of:=ROUND(SQRT([.A29])*100)" office:value-type="float" office:value="742">
            <text:p>742</text:p>
          </table:table-cell>
          <table:table-cell table:formula="of:=[.O29]-[.J29]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IF(MOD([.A30];2);[.A30]-1;[.A30])" office:value-type="float" office:value="90">
            <text:p>90</text:p>
          </table:table-cell>
          <table:table-cell table:formula="of:=[.A30]*10000/[.B30]" office:value-type="float" office:value="10000">
            <text:p>10000</text:p>
          </table:table-cell>
          <table:table-cell office:value-type="float" office:value="104">
            <text:p>104</text:p>
          </table:table-cell>
          <table:table-cell table:formula="of:=ROUND(ROUND([.D30]+([.$A30]*10000)/[.D30])/2)" office:value-type="float" office:value="4379">
            <text:p>4379</text:p>
          </table:table-cell>
          <table:table-cell table:formula="of:=ROUND(ROUND([.E30]+([.$A30]*10000)/[.E30])/2)" office:value-type="float" office:value="2293">
            <text:p>2293</text:p>
          </table:table-cell>
          <table:table-cell table:formula="of:=ROUND(ROUND([.F30]+([.$A30]*10000)/[.F30])/2)" office:value-type="float" office:value="1343">
            <text:p>1343</text:p>
          </table:table-cell>
          <table:table-cell table:formula="of:=ROUND(ROUND([.G30]+([.$A30]*10000)/[.G30])/2)" office:value-type="float" office:value="1007">
            <text:p>1007</text:p>
          </table:table-cell>
          <table:table-cell table:formula="of:=ROUND(ROUND([.H30]+([.$A30]*10000)/[.H30])/2)" office:value-type="float" office:value="951">
            <text:p>951</text:p>
          </table:table-cell>
          <table:table-cell table:formula="of:=ROUND(ROUND([.I30]+([.$A30]*10000)/[.I30])/2)" office:value-type="float" office:value="949">
            <text:p>949</text:p>
          </table:table-cell>
          <table:table-cell table:formula="of:=ROUND(ROUND([.J30]+([.$A30]*10000)/[.J30])/2)" office:value-type="float" office:value="949">
            <text:p>949</text:p>
          </table:table-cell>
          <table:table-cell table:formula="of:=ROUND(ROUND([.K30]+([.$A30]*10000)/[.K30])/2)" office:value-type="float" office:value="949">
            <text:p>949</text:p>
          </table:table-cell>
          <table:table-cell table:style-name="Default" table:formula="of:=ROUND(ROUND([.L30]+([.$A30]*10000)/[.L30])/2)" office:value-type="float" office:value="949">
            <text:p>949</text:p>
          </table:table-cell>
          <table:table-cell table:formula="of:=ROUND(ROUND([.M30]+([.$A30]*10000)/[.M30])/2)" office:value-type="float" office:value="949">
            <text:p>949</text:p>
          </table:table-cell>
          <table:table-cell table:style-name="ce1" table:formula="of:=ROUND(SQRT([.A30])*100)" office:value-type="float" office:value="949">
            <text:p>949</text:p>
          </table:table-cell>
          <table:table-cell table:formula="of:=[.O30]-[.J30]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IF(MOD([.A31];2);[.A31]-1;[.A31])" office:value-type="float" office:value="122">
            <text:p>122</text:p>
          </table:table-cell>
          <table:table-cell table:formula="of:=[.A31]*10000/[.B31]" office:value-type="float" office:value="10081.9672131148">
            <text:p>10081,9672131148</text:p>
          </table:table-cell>
          <table:table-cell office:value-type="float" office:value="105">
            <text:p>105</text:p>
          </table:table-cell>
          <table:table-cell table:formula="of:=ROUND(ROUND([.D31]+([.$A31]*10000)/[.D31])/2)" office:value-type="float" office:value="5910">
            <text:p>5910</text:p>
          </table:table-cell>
          <table:table-cell table:formula="of:=ROUND(ROUND([.E31]+([.$A31]*10000)/[.E31])/2)" office:value-type="float" office:value="3059">
            <text:p>3059</text:p>
          </table:table-cell>
          <table:table-cell table:formula="of:=ROUND(ROUND([.F31]+([.$A31]*10000)/[.F31])/2)" office:value-type="float" office:value="1731">
            <text:p>1731</text:p>
          </table:table-cell>
          <table:table-cell table:formula="of:=ROUND(ROUND([.G31]+([.$A31]*10000)/[.G31])/2)" office:value-type="float" office:value="1221">
            <text:p>1221</text:p>
          </table:table-cell>
          <table:table-cell table:formula="of:=ROUND(ROUND([.H31]+([.$A31]*10000)/[.H31])/2)" office:value-type="float" office:value="1114">
            <text:p>1114</text:p>
          </table:table-cell>
          <table:table-cell table:formula="of:=ROUND(ROUND([.I31]+([.$A31]*10000)/[.I31])/2)" office:value-type="float" office:value="1109">
            <text:p>1109</text:p>
          </table:table-cell>
          <table:table-cell table:formula="of:=ROUND(ROUND([.J31]+([.$A31]*10000)/[.J31])/2)" office:value-type="float" office:value="1109">
            <text:p>1109</text:p>
          </table:table-cell>
          <table:table-cell table:formula="of:=ROUND(ROUND([.K31]+([.$A31]*10000)/[.K31])/2)" office:value-type="float" office:value="1109">
            <text:p>1109</text:p>
          </table:table-cell>
          <table:table-cell table:style-name="Default" table:formula="of:=ROUND(ROUND([.L31]+([.$A31]*10000)/[.L31])/2)" office:value-type="float" office:value="1109">
            <text:p>1109</text:p>
          </table:table-cell>
          <table:table-cell table:formula="of:=ROUND(ROUND([.M31]+([.$A31]*10000)/[.M31])/2)" office:value-type="float" office:value="1109">
            <text:p>1109</text:p>
          </table:table-cell>
          <table:table-cell table:style-name="ce1" table:formula="of:=ROUND(SQRT([.A31])*100)" office:value-type="float" office:value="1109">
            <text:p>1109</text:p>
          </table:table-cell>
          <table:table-cell table:formula="of:=[.O31]-[.J3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IF(MOD([.A32];2);[.A32]-1;[.A32])" office:value-type="float" office:value="142">
            <text:p>142</text:p>
          </table:table-cell>
          <table:table-cell table:formula="of:=[.A32]*10000/[.B32]" office:value-type="float" office:value="10000">
            <text:p>10000</text:p>
          </table:table-cell>
          <table:table-cell office:value-type="float" office:value="106">
            <text:p>106</text:p>
          </table:table-cell>
          <table:table-cell table:formula="of:=ROUND(ROUND([.D32]+([.$A32]*10000)/[.D32])/2)" office:value-type="float" office:value="6751">
            <text:p>6751</text:p>
          </table:table-cell>
          <table:table-cell table:formula="of:=ROUND(ROUND([.E32]+([.$A32]*10000)/[.E32])/2)" office:value-type="float" office:value="3481">
            <text:p>3481</text:p>
          </table:table-cell>
          <table:table-cell table:formula="of:=ROUND(ROUND([.F32]+([.$A32]*10000)/[.F32])/2)" office:value-type="float" office:value="1945">
            <text:p>1945</text:p>
          </table:table-cell>
          <table:table-cell table:formula="of:=ROUND(ROUND([.G32]+([.$A32]*10000)/[.G32])/2)" office:value-type="float" office:value="1338">
            <text:p>1338</text:p>
          </table:table-cell>
          <table:table-cell table:formula="of:=ROUND(ROUND([.H32]+([.$A32]*10000)/[.H32])/2)" office:value-type="float" office:value="1200">
            <text:p>1200</text:p>
          </table:table-cell>
          <table:table-cell table:formula="of:=ROUND(ROUND([.I32]+([.$A32]*10000)/[.I32])/2)" office:value-type="float" office:value="1192">
            <text:p>1192</text:p>
          </table:table-cell>
          <table:table-cell table:formula="of:=ROUND(ROUND([.J32]+([.$A32]*10000)/[.J32])/2)" office:value-type="float" office:value="1192">
            <text:p>1192</text:p>
          </table:table-cell>
          <table:table-cell table:formula="of:=ROUND(ROUND([.K32]+([.$A32]*10000)/[.K32])/2)" office:value-type="float" office:value="1192">
            <text:p>1192</text:p>
          </table:table-cell>
          <table:table-cell table:style-name="Default" table:formula="of:=ROUND(ROUND([.L32]+([.$A32]*10000)/[.L32])/2)" office:value-type="float" office:value="1192">
            <text:p>1192</text:p>
          </table:table-cell>
          <table:table-cell table:formula="of:=ROUND(ROUND([.M32]+([.$A32]*10000)/[.M32])/2)" office:value-type="float" office:value="1192">
            <text:p>1192</text:p>
          </table:table-cell>
          <table:table-cell table:style-name="ce1" table:formula="of:=ROUND(SQRT([.A32])*100)" office:value-type="float" office:value="1192">
            <text:p>1192</text:p>
          </table:table-cell>
          <table:table-cell table:formula="of:=[.O32]-[.J32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IF(MOD([.A33];2);[.A33]-1;[.A33])" office:value-type="float" office:value="122">
            <text:p>122</text:p>
          </table:table-cell>
          <table:table-cell table:formula="of:=[.A33]*10000/[.B33]" office:value-type="float" office:value="10000">
            <text:p>10000</text:p>
          </table:table-cell>
          <table:table-cell office:value-type="float" office:value="107">
            <text:p>107</text:p>
          </table:table-cell>
          <table:table-cell table:formula="of:=ROUND(ROUND([.D33]+([.$A33]*10000)/[.D33])/2)" office:value-type="float" office:value="5755">
            <text:p>5755</text:p>
          </table:table-cell>
          <table:table-cell table:formula="of:=ROUND(ROUND([.E33]+([.$A33]*10000)/[.E33])/2)" office:value-type="float" office:value="2984">
            <text:p>2984</text:p>
          </table:table-cell>
          <table:table-cell table:formula="of:=ROUND(ROUND([.F33]+([.$A33]*10000)/[.F33])/2)" office:value-type="float" office:value="1697">
            <text:p>1697</text:p>
          </table:table-cell>
          <table:table-cell table:formula="of:=ROUND(ROUND([.G33]+([.$A33]*10000)/[.G33])/2)" office:value-type="float" office:value="1208">
            <text:p>1208</text:p>
          </table:table-cell>
          <table:table-cell table:formula="of:=ROUND(ROUND([.H33]+([.$A33]*10000)/[.H33])/2)" office:value-type="float" office:value="1109">
            <text:p>1109</text:p>
          </table:table-cell>
          <table:table-cell table:formula="of:=ROUND(ROUND([.I33]+([.$A33]*10000)/[.I33])/2)" office:value-type="float" office:value="1105">
            <text:p>1105</text:p>
          </table:table-cell>
          <table:table-cell table:formula="of:=ROUND(ROUND([.J33]+([.$A33]*10000)/[.J33])/2)" office:value-type="float" office:value="1105">
            <text:p>1105</text:p>
          </table:table-cell>
          <table:table-cell table:formula="of:=ROUND(ROUND([.K33]+([.$A33]*10000)/[.K33])/2)" office:value-type="float" office:value="1105">
            <text:p>1105</text:p>
          </table:table-cell>
          <table:table-cell table:style-name="Default" table:formula="of:=ROUND(ROUND([.L33]+([.$A33]*10000)/[.L33])/2)" office:value-type="float" office:value="1105">
            <text:p>1105</text:p>
          </table:table-cell>
          <table:table-cell table:formula="of:=ROUND(ROUND([.M33]+([.$A33]*10000)/[.M33])/2)" office:value-type="float" office:value="1105">
            <text:p>1105</text:p>
          </table:table-cell>
          <table:table-cell table:style-name="ce1" table:formula="of:=ROUND(SQRT([.A33])*100)" office:value-type="float" office:value="1105">
            <text:p>1105</text:p>
          </table:table-cell>
          <table:table-cell table:formula="of:=[.O33]-[.J33]" office:value-type="float" office:value="0">
            <text:p>0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IF(MOD([.A34];2);[.A34]-1;[.A34])" office:value-type="float" office:value="1122">
            <text:p>1122</text:p>
          </table:table-cell>
          <table:table-cell table:formula="of:=[.A34]*10000/[.B34]" office:value-type="float" office:value="10008.9126559715">
            <text:p>10008,9126559715</text:p>
          </table:table-cell>
          <table:table-cell office:value-type="float" office:value="108">
            <text:p>108</text:p>
          </table:table-cell>
          <table:table-cell table:formula="of:=ROUND(ROUND([.D34]+([.$A34]*10000)/[.D34])/2)" office:value-type="float" office:value="52045">
            <text:p>52045</text:p>
          </table:table-cell>
          <table:table-cell table:formula="of:=ROUND(ROUND([.E34]+([.$A34]*10000)/[.E34])/2)" office:value-type="float" office:value="26131">
            <text:p>26131</text:p>
          </table:table-cell>
          <table:table-cell table:formula="of:=ROUND(ROUND([.F34]+([.$A34]*10000)/[.F34])/2)" office:value-type="float" office:value="13281">
            <text:p>13281</text:p>
          </table:table-cell>
          <table:table-cell table:formula="of:=ROUND(ROUND([.G34]+([.$A34]*10000)/[.G34])/2)" office:value-type="float" office:value="7064">
            <text:p>7064</text:p>
          </table:table-cell>
          <table:table-cell table:formula="of:=ROUND(ROUND([.H34]+([.$A34]*10000)/[.H34])/2)" office:value-type="float" office:value="4327">
            <text:p>4327</text:p>
          </table:table-cell>
          <table:table-cell table:formula="of:=ROUND(ROUND([.I34]+([.$A34]*10000)/[.I34])/2)" office:value-type="float" office:value="3461">
            <text:p>3461</text:p>
          </table:table-cell>
          <table:table-cell table:formula="of:=ROUND(ROUND([.J34]+([.$A34]*10000)/[.J34])/2)" office:value-type="float" office:value="3353">
            <text:p>3353</text:p>
          </table:table-cell>
          <table:table-cell table:formula="of:=ROUND(ROUND([.K34]+([.$A34]*10000)/[.K34])/2)" office:value-type="float" office:value="3351">
            <text:p>3351</text:p>
          </table:table-cell>
          <table:table-cell table:style-name="Default" table:formula="of:=ROUND(ROUND([.L34]+([.$A34]*10000)/[.L34])/2)" office:value-type="float" office:value="3351">
            <text:p>3351</text:p>
          </table:table-cell>
          <table:table-cell table:formula="of:=ROUND(ROUND([.M34]+([.$A34]*10000)/[.M34])/2)" office:value-type="float" office:value="3351">
            <text:p>3351</text:p>
          </table:table-cell>
          <table:table-cell table:style-name="ce1" table:formula="of:=ROUND(SQRT([.A34])*100)" office:value-type="float" office:value="3351">
            <text:p>3351</text:p>
          </table:table-cell>
          <table:table-cell table:formula="of:=[.O34]-[.J34]" office:value-type="float" office:value="-110">
            <text:p>-110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formula="of:=IF(MOD([.A35];2);[.A35]-1;[.A35])" office:value-type="float" office:value="1144">
            <text:p>1144</text:p>
          </table:table-cell>
          <table:table-cell table:formula="of:=[.A35]*10000/[.B35]" office:value-type="float" office:value="10008.7412587413">
            <text:p>10008,7412587413</text:p>
          </table:table-cell>
          <table:table-cell office:value-type="float" office:value="109">
            <text:p>109</text:p>
          </table:table-cell>
          <table:table-cell table:formula="of:=ROUND(ROUND([.D35]+([.$A35]*10000)/[.D35])/2)" office:value-type="float" office:value="52578">
            <text:p>52578</text:p>
          </table:table-cell>
          <table:table-cell table:formula="of:=ROUND(ROUND([.E35]+([.$A35]*10000)/[.E35])/2)" office:value-type="float" office:value="26398">
            <text:p>26398</text:p>
          </table:table-cell>
          <table:table-cell table:formula="of:=ROUND(ROUND([.F35]+([.$A35]*10000)/[.F35])/2)" office:value-type="float" office:value="13416">
            <text:p>13416</text:p>
          </table:table-cell>
          <table:table-cell table:formula="of:=ROUND(ROUND([.G35]+([.$A35]*10000)/[.G35])/2)" office:value-type="float" office:value="7135">
            <text:p>7135</text:p>
          </table:table-cell>
          <table:table-cell table:formula="of:=ROUND(ROUND([.H35]+([.$A35]*10000)/[.H35])/2)" office:value-type="float" office:value="4370">
            <text:p>4370</text:p>
          </table:table-cell>
          <table:table-cell table:formula="of:=ROUND(ROUND([.I35]+([.$A35]*10000)/[.I35])/2)" office:value-type="float" office:value="3495">
            <text:p>3495</text:p>
          </table:table-cell>
          <table:table-cell table:formula="of:=ROUND(ROUND([.J35]+([.$A35]*10000)/[.J35])/2)" office:value-type="float" office:value="3386">
            <text:p>3386</text:p>
          </table:table-cell>
          <table:table-cell table:formula="of:=ROUND(ROUND([.K35]+([.$A35]*10000)/[.K35])/2)" office:value-type="float" office:value="3384">
            <text:p>3384</text:p>
          </table:table-cell>
          <table:table-cell table:style-name="Default" table:formula="of:=ROUND(ROUND([.L35]+([.$A35]*10000)/[.L35])/2)" office:value-type="float" office:value="3384">
            <text:p>3384</text:p>
          </table:table-cell>
          <table:table-cell table:formula="of:=ROUND(ROUND([.M35]+([.$A35]*10000)/[.M35])/2)" office:value-type="float" office:value="3384">
            <text:p>3384</text:p>
          </table:table-cell>
          <table:table-cell table:style-name="ce1" table:formula="of:=ROUND(SQRT([.A35])*100)" office:value-type="float" office:value="3384">
            <text:p>3384</text:p>
          </table:table-cell>
          <table:table-cell table:formula="of:=[.O35]-[.J35]" office:value-type="float" office:value="-111">
            <text:p>-111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table:formula="of:=IF(MOD([.A36];2);[.A36]-1;[.A36])" office:value-type="float" office:value="1554">
            <text:p>1554</text:p>
          </table:table-cell>
          <table:table-cell table:formula="of:=[.A36]*10000/[.B36]" office:value-type="float" office:value="10006.435006435">
            <text:p>10006,435006435</text:p>
          </table:table-cell>
          <table:table-cell office:value-type="float" office:value="110">
            <text:p>110</text:p>
          </table:table-cell>
          <table:table-cell table:formula="of:=ROUND(ROUND([.D36]+([.$A36]*10000)/[.D36])/2)" office:value-type="float" office:value="70737">
            <text:p>70737</text:p>
          </table:table-cell>
          <table:table-cell table:formula="of:=ROUND(ROUND([.E36]+([.$A36]*10000)/[.E36])/2)" office:value-type="float" office:value="35479">
            <text:p>35479</text:p>
          </table:table-cell>
          <table:table-cell table:formula="of:=ROUND(ROUND([.F36]+([.$A36]*10000)/[.F36])/2)" office:value-type="float" office:value="17959">
            <text:p>17959</text:p>
          </table:table-cell>
          <table:table-cell table:formula="of:=ROUND(ROUND([.G36]+([.$A36]*10000)/[.G36])/2)" office:value-type="float" office:value="9413">
            <text:p>9413</text:p>
          </table:table-cell>
          <table:table-cell table:formula="of:=ROUND(ROUND([.H36]+([.$A36]*10000)/[.H36])/2)" office:value-type="float" office:value="5533">
            <text:p>5533</text:p>
          </table:table-cell>
          <table:table-cell table:formula="of:=ROUND(ROUND([.I36]+([.$A36]*10000)/[.I36])/2)" office:value-type="float" office:value="4172">
            <text:p>4172</text:p>
          </table:table-cell>
          <table:table-cell table:formula="of:=ROUND(ROUND([.J36]+([.$A36]*10000)/[.J36])/2)" office:value-type="float" office:value="3950">
            <text:p>3950</text:p>
          </table:table-cell>
          <table:table-cell table:formula="of:=ROUND(ROUND([.K36]+([.$A36]*10000)/[.K36])/2)" office:value-type="float" office:value="3944">
            <text:p>3944</text:p>
          </table:table-cell>
          <table:table-cell table:style-name="Default" table:formula="of:=ROUND(ROUND([.L36]+([.$A36]*10000)/[.L36])/2)" office:value-type="float" office:value="3944">
            <text:p>3944</text:p>
          </table:table-cell>
          <table:table-cell table:formula="of:=ROUND(ROUND([.M36]+([.$A36]*10000)/[.M36])/2)" office:value-type="float" office:value="3944">
            <text:p>3944</text:p>
          </table:table-cell>
          <table:table-cell table:style-name="ce1" table:formula="of:=ROUND(SQRT([.A36])*100)" office:value-type="float" office:value="3943">
            <text:p>3943</text:p>
          </table:table-cell>
          <table:table-cell table:formula="of:=[.O36]-[.J36]" office:value-type="float" office:value="-229">
            <text:p>-229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IF(MOD([.A37];2);[.A37]-1;[.A37])" office:value-type="float" office:value="1500">
            <text:p>1500</text:p>
          </table:table-cell>
          <table:table-cell table:formula="of:=[.A37]*10000/[.B37]" office:value-type="float" office:value="10000">
            <text:p>10000</text:p>
          </table:table-cell>
          <table:table-cell office:value-type="float" office:value="111">
            <text:p>111</text:p>
          </table:table-cell>
          <table:table-cell table:formula="of:=ROUND(ROUND([.D37]+([.$A37]*10000)/[.D37])/2)" office:value-type="float" office:value="67623">
            <text:p>67623</text:p>
          </table:table-cell>
          <table:table-cell table:formula="of:=ROUND(ROUND([.E37]+([.$A37]*10000)/[.E37])/2)" office:value-type="float" office:value="33923">
            <text:p>33923</text:p>
          </table:table-cell>
          <table:table-cell table:formula="of:=ROUND(ROUND([.F37]+([.$A37]*10000)/[.F37])/2)" office:value-type="float" office:value="17183">
            <text:p>17183</text:p>
          </table:table-cell>
          <table:table-cell table:formula="of:=ROUND(ROUND([.G37]+([.$A37]*10000)/[.G37])/2)" office:value-type="float" office:value="9028">
            <text:p>9028</text:p>
          </table:table-cell>
          <table:table-cell table:formula="of:=ROUND(ROUND([.H37]+([.$A37]*10000)/[.H37])/2)" office:value-type="float" office:value="5345">
            <text:p>5345</text:p>
          </table:table-cell>
          <table:table-cell table:formula="of:=ROUND(ROUND([.I37]+([.$A37]*10000)/[.I37])/2)" office:value-type="float" office:value="4076">
            <text:p>4076</text:p>
          </table:table-cell>
          <table:table-cell table:formula="of:=ROUND(ROUND([.J37]+([.$A37]*10000)/[.J37])/2)" office:value-type="float" office:value="3878">
            <text:p>3878</text:p>
          </table:table-cell>
          <table:table-cell table:formula="of:=ROUND(ROUND([.K37]+([.$A37]*10000)/[.K37])/2)" office:value-type="float" office:value="3873">
            <text:p>3873</text:p>
          </table:table-cell>
          <table:table-cell table:style-name="Default" table:formula="of:=ROUND(ROUND([.L37]+([.$A37]*10000)/[.L37])/2)" office:value-type="float" office:value="3873">
            <text:p>3873</text:p>
          </table:table-cell>
          <table:table-cell table:formula="of:=ROUND(ROUND([.M37]+([.$A37]*10000)/[.M37])/2)" office:value-type="float" office:value="3873">
            <text:p>3873</text:p>
          </table:table-cell>
          <table:table-cell table:style-name="ce1" table:formula="of:=ROUND(SQRT([.A37])*100)" office:value-type="float" office:value="3873">
            <text:p>3873</text:p>
          </table:table-cell>
          <table:table-cell table:formula="of:=[.O37]-[.J37]" office:value-type="float" office:value="-203">
            <text:p>-20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IF(MOD([.A38];2);[.A38]-1;[.A38])" office:value-type="float" office:value="4000">
            <text:p>4000</text:p>
          </table:table-cell>
          <table:table-cell table:formula="of:=[.A38]*10000/[.B38]" office:value-type="float" office:value="10000">
            <text:p>10000</text:p>
          </table:table-cell>
          <table:table-cell office:value-type="float" office:value="112">
            <text:p>112</text:p>
          </table:table-cell>
          <table:table-cell table:formula="of:=ROUND(ROUND([.D38]+([.$A38]*10000)/[.D38])/2)" office:value-type="float" office:value="178628">
            <text:p>178628</text:p>
          </table:table-cell>
          <table:table-cell table:formula="of:=ROUND(ROUND([.E38]+([.$A38]*10000)/[.E38])/2)" office:value-type="float" office:value="89426">
            <text:p>89426</text:p>
          </table:table-cell>
          <table:table-cell table:formula="of:=ROUND(ROUND([.F38]+([.$A38]*10000)/[.F38])/2)" office:value-type="float" office:value="44937">
            <text:p>44937</text:p>
          </table:table-cell>
          <table:table-cell table:formula="of:=ROUND(ROUND([.G38]+([.$A38]*10000)/[.G38])/2)" office:value-type="float" office:value="22914">
            <text:p>22914</text:p>
          </table:table-cell>
          <table:table-cell table:formula="of:=ROUND(ROUND([.H38]+([.$A38]*10000)/[.H38])/2)" office:value-type="float" office:value="12330">
            <text:p>12330</text:p>
          </table:table-cell>
          <table:table-cell table:formula="of:=ROUND(ROUND([.I38]+([.$A38]*10000)/[.I38])/2)" office:value-type="float" office:value="7787">
            <text:p>7787</text:p>
          </table:table-cell>
          <table:table-cell table:formula="of:=ROUND(ROUND([.J38]+([.$A38]*10000)/[.J38])/2)" office:value-type="float" office:value="6462">
            <text:p>6462</text:p>
          </table:table-cell>
          <table:table-cell table:formula="of:=ROUND(ROUND([.K38]+([.$A38]*10000)/[.K38])/2)" office:value-type="float" office:value="6326">
            <text:p>6326</text:p>
          </table:table-cell>
          <table:table-cell table:style-name="Default" table:formula="of:=ROUND(ROUND([.L38]+([.$A38]*10000)/[.L38])/2)" office:value-type="float" office:value="6325">
            <text:p>6325</text:p>
          </table:table-cell>
          <table:table-cell table:formula="of:=ROUND(ROUND([.M38]+([.$A38]*10000)/[.M38])/2)" office:value-type="float" office:value="6325">
            <text:p>6325</text:p>
          </table:table-cell>
          <table:table-cell table:style-name="ce1" table:formula="of:=ROUND(SQRT([.A38])*100)" office:value-type="float" office:value="6325">
            <text:p>6325</text:p>
          </table:table-cell>
          <table:table-cell table:formula="of:=[.O38]-[.J38]" office:value-type="float" office:value="-1462">
            <text:p>-146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IF(MOD([.A39];2);[.A39]-1;[.A39])" office:value-type="float" office:value="5000">
            <text:p>5000</text:p>
          </table:table-cell>
          <table:table-cell table:formula="of:=[.A39]*10000/[.B39]" office:value-type="float" office:value="10000">
            <text:p>10000</text:p>
          </table:table-cell>
          <table:table-cell office:value-type="float" office:value="113">
            <text:p>113</text:p>
          </table:table-cell>
          <table:table-cell table:formula="of:=ROUND(ROUND([.D39]+([.$A39]*10000)/[.D39])/2)" office:value-type="float" office:value="221296">
            <text:p>221296</text:p>
          </table:table-cell>
          <table:table-cell table:formula="of:=ROUND(ROUND([.E39]+([.$A39]*10000)/[.E39])/2)" office:value-type="float" office:value="110761">
            <text:p>110761</text:p>
          </table:table-cell>
          <table:table-cell table:formula="of:=ROUND(ROUND([.F39]+([.$A39]*10000)/[.F39])/2)" office:value-type="float" office:value="55606">
            <text:p>55606</text:p>
          </table:table-cell>
          <table:table-cell table:formula="of:=ROUND(ROUND([.G39]+([.$A39]*10000)/[.G39])/2)" office:value-type="float" office:value="28253">
            <text:p>28253</text:p>
          </table:table-cell>
          <table:table-cell table:formula="of:=ROUND(ROUND([.H39]+([.$A39]*10000)/[.H39])/2)" office:value-type="float" office:value="15012">
            <text:p>15012</text:p>
          </table:table-cell>
          <table:table-cell table:formula="of:=ROUND(ROUND([.I39]+([.$A39]*10000)/[.I39])/2)" office:value-type="float" office:value="9172">
            <text:p>9172</text:p>
          </table:table-cell>
          <table:table-cell table:formula="of:=ROUND(ROUND([.J39]+([.$A39]*10000)/[.J39])/2)" office:value-type="float" office:value="7312">
            <text:p>7312</text:p>
          </table:table-cell>
          <table:table-cell table:formula="of:=ROUND(ROUND([.K39]+([.$A39]*10000)/[.K39])/2)" office:value-type="float" office:value="7075">
            <text:p>7075</text:p>
          </table:table-cell>
          <table:table-cell table:style-name="Default" table:formula="of:=ROUND(ROUND([.L39]+([.$A39]*10000)/[.L39])/2)" office:value-type="float" office:value="7071">
            <text:p>7071</text:p>
          </table:table-cell>
          <table:table-cell table:formula="of:=ROUND(ROUND([.M39]+([.$A39]*10000)/[.M39])/2)" office:value-type="float" office:value="7071">
            <text:p>7071</text:p>
          </table:table-cell>
          <table:table-cell table:style-name="ce1" table:formula="of:=ROUND(SQRT([.A39])*100)" office:value-type="float" office:value="7071">
            <text:p>7071</text:p>
          </table:table-cell>
          <table:table-cell table:formula="of:=[.O39]-[.J39]" office:value-type="float" office:value="-2101">
            <text:p>-2101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table:formula="of:=IF(MOD([.A40];2);[.A40]-1;[.A40])" office:value-type="float" office:value="12000">
            <text:p>12000</text:p>
          </table:table-cell>
          <table:table-cell table:formula="of:=[.A40]*10000/[.B40]" office:value-type="float" office:value="10000">
            <text:p>10000</text:p>
          </table:table-cell>
          <table:table-cell office:value-type="float" office:value="114">
            <text:p>114</text:p>
          </table:table-cell>
          <table:table-cell table:formula="of:=ROUND(ROUND([.D40]+([.$A40]*10000)/[.D40])/2)" office:value-type="float" office:value="526373">
            <text:p>526373</text:p>
          </table:table-cell>
          <table:table-cell table:formula="of:=ROUND(ROUND([.E40]+([.$A40]*10000)/[.E40])/2)" office:value-type="float" office:value="263301">
            <text:p>263301</text:p>
          </table:table-cell>
          <table:table-cell table:formula="of:=ROUND(ROUND([.F40]+([.$A40]*10000)/[.F40])/2)" office:value-type="float" office:value="131879">
            <text:p>131879</text:p>
          </table:table-cell>
          <table:table-cell table:formula="of:=ROUND(ROUND([.G40]+([.$A40]*10000)/[.G40])/2)" office:value-type="float" office:value="66395">
            <text:p>66395</text:p>
          </table:table-cell>
          <table:table-cell table:formula="of:=ROUND(ROUND([.H40]+([.$A40]*10000)/[.H40])/2)" office:value-type="float" office:value="34101">
            <text:p>34101</text:p>
          </table:table-cell>
          <table:table-cell table:formula="of:=ROUND(ROUND([.I40]+([.$A40]*10000)/[.I40])/2)" office:value-type="float" office:value="18810">
            <text:p>18810</text:p>
          </table:table-cell>
          <table:table-cell table:formula="of:=ROUND(ROUND([.J40]+([.$A40]*10000)/[.J40])/2)" office:value-type="float" office:value="12595">
            <text:p>12595</text:p>
          </table:table-cell>
          <table:table-cell table:formula="of:=ROUND(ROUND([.K40]+([.$A40]*10000)/[.K40])/2)" office:value-type="float" office:value="11062">
            <text:p>11062</text:p>
          </table:table-cell>
          <table:table-cell table:style-name="Default" table:formula="of:=ROUND(ROUND([.L40]+([.$A40]*10000)/[.L40])/2)" office:value-type="float" office:value="10955">
            <text:p>10955</text:p>
          </table:table-cell>
          <table:table-cell table:formula="of:=ROUND(ROUND([.M40]+([.$A40]*10000)/[.M40])/2)" office:value-type="float" office:value="10955">
            <text:p>10955</text:p>
          </table:table-cell>
          <table:table-cell table:style-name="ce1" table:formula="of:=ROUND(SQRT([.A40])*100)" office:value-type="float" office:value="10954">
            <text:p>10954</text:p>
          </table:table-cell>
          <table:table-cell table:formula="of:=[.O40]-[.J40]" office:value-type="float" office:value="-7856">
            <text:p>-7856</text:p>
          </table:table-cell>
        </table:table-row>
        <table:table-row table:style-name="ro1" table:number-rows-repeated="639">
          <table:table-cell table:number-columns-repeated="16"/>
        </table:table-row>
        <table:table-row table:style-name="ro1" table:number-rows-repeated="104789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21.04.2012</text:date>, <text:time>14:41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2:47:25</meta:creation-date>
    <dc:date>2012-04-21T14:41:21</dc:date>
    <meta:editing-duration>PT1H53M56S</meta:editing-duration>
    <meta:editing-cycles>3</meta:editing-cycles>
    <meta:generator>LibreOffice/3.4$Linux LibreOffice_project/340m1$Build-402</meta:generator>
    <meta:document-statistic meta:table-count="3" meta:cell-count="316" meta:object-count="0"/>
  </office:meta>
</office:document-meta>
</file>